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Verdana1" svg:font-family="Verdana"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Verdana1" fo:font-size="12pt" fo:language="en" fo:country="none" fo:font-weight="normal" style:font-size-asian="12pt" style:font-weight-asian="normal"/>
    </style:style>
    <style:style style:name="P3" style:family="paragraph" style:parent-style-name="Standard">
      <style:paragraph-properties fo:text-align="center" style:justify-single-word="false"/>
      <style:text-properties style:font-name="Verdana1" fo:font-size="12pt" fo:language="en" fo:country="none" fo:font-weight="normal" style:font-size-asian="12pt" style:font-weight-asian="normal"/>
    </style:style>
    <style:style style:name="P4" style:family="paragraph" style:parent-style-name="Standard">
      <style:paragraph-properties fo:text-align="justify" style:justify-single-word="false"/>
      <style:text-properties style:font-name="Verdana1" fo:font-size="12pt" fo:language="en" fo:country="none" fo:font-weight="normal" style:font-size-asian="12pt" style:font-weight-asian="normal"/>
    </style:style>
    <style:style style:name="P5" style:family="paragraph" style:parent-style-name="Standard">
      <style:text-properties style:font-name="Verdana1" fo:font-size="12pt" fo:language="en" fo:country="none" fo:font-style="normal" fo:font-weight="normal" style:font-size-asian="12pt" style:font-style-asian="normal" style:font-weight-asian="normal"/>
    </style:style>
    <style:style style:name="P6" style:family="paragraph" style:parent-style-name="Standard">
      <style:paragraph-properties fo:text-align="justify" style:justify-single-word="false"/>
      <style:text-properties style:font-name="Verdana1" fo:font-size="12pt" fo:language="en" fo:country="none" fo:font-style="normal" fo:font-weight="normal" style:font-size-asian="12pt" style:font-style-asian="normal" style:font-weight-asian="normal"/>
    </style:style>
    <style:style style:name="P7" style:family="paragraph" style:parent-style-name="Standard">
      <style:text-properties style:font-name="Verdana1" fo:font-size="20pt" fo:language="en" fo:country="none" fo:font-weight="normal" style:font-size-asian="20pt" style:font-weight-asian="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Courier New1" fo:font-size="12pt" fo:language="en" fo:country="none" fo:font-style="normal" fo:font-weight="normal" style:font-size-asian="12pt" style:font-style-asian="normal" style:font-weight-asian="normal"/>
    </style:style>
    <style:style style:name="P10" style:family="paragraph" style:parent-style-name="Standard">
      <style:text-properties style:font-name="Courier New1" fo:font-size="10pt" fo:language="en" fo:country="none" fo:font-style="normal" fo:font-weight="normal" style:font-size-asian="10pt" style:font-style-asian="normal" style:font-weight-asian="normal"/>
    </style:style>
    <style:style style:name="P11" style:family="paragraph" style:parent-style-name="Standard">
      <style:paragraph-properties fo:text-align="justify" style:justify-single-word="false"/>
      <style:text-properties style:font-name="Courier New1" fo:font-size="10pt" fo:language="en" fo:country="none" fo:font-style="normal" fo:font-weight="normal" style:font-size-asian="10pt" style:font-style-asian="normal" style:font-weight-asian="normal"/>
    </style:style>
    <style:style style:name="P12" style:family="paragraph" style:parent-style-name="Standard">
      <style:paragraph-properties fo:margin-top="0in" fo:margin-bottom="0.139in" style:contextual-spacing="false" fo:line-height="115%"/>
    </style:style>
    <style:style style:name="P13" style:family="paragraph" style:parent-style-name="Standard" style:master-page-name="Standard">
      <style:paragraph-properties fo:text-align="center" style:justify-single-word="false" style:page-number="auto"/>
    </style:style>
    <style:style style:name="T1" style:family="text">
      <style:text-properties style:font-name="Verdana1" fo:font-size="26pt" fo:language="en" fo:country="none" fo:font-weight="bold" style:font-size-asian="26pt" style:font-weight-asian="bold"/>
    </style:style>
    <style:style style:name="T2" style:family="text">
      <style:text-properties style:font-name="Verdana1" fo:font-size="26pt" fo:language="en" fo:country="none" fo:font-weight="normal" style:font-size-asian="26pt" style:font-weight-asian="normal"/>
    </style:style>
    <style:style style:name="T3" style:family="text">
      <style:text-properties style:font-name="Verdana1" fo:font-size="12pt" fo:language="en" fo:country="none" fo:font-weight="normal" style:font-size-asian="12pt" style:font-weight-asian="normal"/>
    </style:style>
    <style:style style:name="T4" style:family="text">
      <style:text-properties style:font-name="Verdana1" fo:font-size="12pt" fo:language="en" fo:country="none" fo:font-weight="bold" style:font-size-asian="12pt" style:font-weight-asian="bold"/>
    </style:style>
    <style:style style:name="T5" style:family="text">
      <style:text-properties style:font-name="Verdana1" fo:font-size="12pt" fo:language="en" fo:country="none" fo:font-style="normal" fo:font-weight="normal" style:font-size-asian="12pt" style:font-style-asian="normal" style:font-weight-asian="normal"/>
    </style:style>
    <style:style style:name="T6" style:family="text">
      <style:text-properties style:font-name="Verdana1" fo:font-size="20pt" fo:language="en" fo:country="none" fo:font-weight="normal" style:font-size-asian="20pt" style:font-weight-asian="normal"/>
    </style:style>
    <style:style style:name="T7" style:family="text">
      <style:text-properties style:font-name="Verdana1" fo:font-size="20pt" fo:language="en" fo:country="none" fo:font-style="normal" fo:font-weight="normal" style:font-size-asian="20pt" style:font-style-asian="normal" style:font-weight-asian="normal"/>
    </style:style>
    <style:style style:name="T8" style:family="text">
      <style:text-properties fo:language="en" fo:country="none"/>
    </style:style>
    <style:style style:name="T9" style:family="text">
      <style:text-properties style:font-name="Courier New1" fo:font-size="12pt" fo:language="en" fo:country="none" fo:font-style="normal" fo:font-weight="normal" style:font-size-asian="12pt" style:font-style-asian="normal" style:font-weight-asian="normal"/>
    </style:style>
    <style:style style:name="T10" style:family="text">
      <style:text-properties style:font-name="Courier New1" fo:font-size="10pt" fo:language="en" fo:country="none" fo:font-style="normal" fo:font-weight="bold" style:font-size-asian="10pt" style:font-style-asian="normal" style:font-weight-asian="bold"/>
    </style:style>
    <style:style style:name="T11" style:family="text">
      <style:text-properties style:font-name="Courier New1" fo:font-size="10pt" fo:language="en" fo:country="none"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NU GENERAL PUBLIC LICENSE Version 3, 29 June 2007</text:span></text:p>
      <text:p text:style-name="P3"/>
      <text:p text:style-name="P3"/>
      <text:p text:style-name="P8"><text:span text:style-name="T3">Copyright (C) 2007 Free Software Foundation, Inc. &lt;</text:span><text:a xlink:type="simple" xlink:href="http://fsf.org/">http://fsf.org/</text:a><text:span text:style-name="T3">&gt;</text:span></text:p>
      <text:p text:style-name="P8"><text:span text:style-name="T3">Everyone is permitted to copy and distribute verbatim copies of this license document, but changing it is not allowed.</text:span></text:p>
      <text:p text:style-name="P4"/>
      <text:p text:style-name="P8"><text:span text:style-name="T6">Preamble</text:span></text:p>
      <text:p text:style-name="P4"/>
      <text:p text:style-name="P8"><text:span text:style-name="T3">The GNU General Public License is a free, copyleft license for software and other kinds of works.</text:span></text:p>
      <text:p text:style-name="P4"/>
      <text:p text:style-name="P8"><text:span text:style-name="T3">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span></text:p>
      <text:p text:style-name="P8"><text:span text:style-name="T3">your programs, too.</text:span></text:p>
      <text:p text:style-name="P4"/>
      <text:p text:style-name="P8"><text:span text:style-name="T3">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span></text:p>
      <text:p text:style-name="P2"/>
      <text:p text:style-name="P8"><text:span text:style-name="T3">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span></text:p>
      <text:p text:style-name="P2"/>
      <text:p text:style-name="P8"><text:span text:style-name="T3">For example, if you distribute copies of such a program, whether gratis or for a fee, you must pass on to the recipients the same freedoms that you received. <text:s/>You must make sure that they, too, receive or can get the source code. <text:s/>And you must show them these terms so they </text:span><text:soft-page-break/><text:span text:style-name="T3">know their rights.</text:span></text:p>
      <text:p text:style-name="P2"/>
      <text:p text:style-name="P8"><text:span text:style-name="T3">Developers that use the GNU GPL protect your rights with two steps:</text:span></text:p>
      <text:p text:style-name="P8"><text:span text:style-name="T3">(1) assert copyright on the software, and (2) offer you this License giving you legal permission to copy, distribute and/or modify it.</text:span></text:p>
      <text:p text:style-name="P2"/>
      <text:p text:style-name="P8"><text:span text:style-name="T3">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span></text:p>
      <text:p text:style-name="P2"/>
      <text:p text:style-name="P8"><text:span text:style-name="T3">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span></text:p>
      <text:p text:style-name="P4"/>
      <text:p text:style-name="P8"><text:span text:style-name="T3">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span></text:p>
      <text:p text:style-name="P2"/>
      <text:p text:style-name="P8"><text:span text:style-name="T3">The precise terms and conditions for copying, distribution and modification follow.</text:span></text:p>
      <text:p text:style-name="P2"/>
      <text:p text:style-name="P1"><text:span text:style-name="T2">TERMS AND CONDITIONS</text:span></text:p>
      <text:p text:style-name="P2"/>
      <text:p text:style-name="P8"><text:span text:style-name="T6">0. Definitions.</text:span></text:p>
      <text:p text:style-name="P4"/>
      <text:p text:style-name="P8"><text:span text:style-name="T3">"This License" refers to version 3 of the GNU General Public License.</text:span></text:p>
      <text:p text:style-name="P4"/>
      <text:p text:style-name="P8"><text:span text:style-name="T3">"Copyright" also means copyright-like laws that apply to other kinds of works, such as semiconductor masks.</text:span></text:p>
      <text:p text:style-name="P4"><text:soft-page-break/></text:p>
      <text:p text:style-name="P8"><text:span text:style-name="T3">"The Program" refers to any copyrightable work licensed under this License. <text:s/>Each licensee is addressed as "you". <text:s/>"Licensees" and "recipients" may be individuals or organizations.</text:span></text:p>
      <text:p text:style-name="P4"/>
      <text:p text:style-name="P8"><text:span text:style-name="T3">To "modify" a work means to copy from or adapt all or part of the work in a fashion requiring copyright permission, other than the making of an exact copy. <text:s/>The <text:s/>resulting work is called a "modified version" of the earlier work or a work "based on" the earlier work.</text:span></text:p>
      <text:p text:style-name="P2"/>
      <text:p text:style-name="P8"><text:span text:style-name="T3">A "covered work" means either the unmodified Program or a work based on the Program.</text:span></text:p>
      <text:p text:style-name="P2"/>
      <text:p text:style-name="Standard"><text:span text:style-name="T3">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span></text:p>
      <text:p text:style-name="Standard"><text:span text:style-name="T3">public, and in some countries other activities as well.</text:span></text:p>
      <text:p text:style-name="P2"/>
      <text:p text:style-name="Standard"><text:span text:style-name="T3">To "convey" a work means any kind of propagation that enables other parties to make or receive copies. <text:s/>Mere interaction with a user through a computer network, with no transfer of a copy, is not conveying.</text:span></text:p>
      <text:p text:style-name="P2"/>
      <text:p text:style-name="P8"><text:span text:style-name="T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span></text:p>
      <text:p text:style-name="P4"/>
      <text:p text:style-name="P8"><text:span text:style-name="T6">1. Source Code.</text:span></text:p>
      <text:p text:style-name="P4"/>
      <text:p text:style-name="P8"><text:span text:style-name="T3"><text:s text:c="2"/>The "source code" for a work means the preferred form of the work for making modifications to it. <text:s/>"Object code" means any non-source form of a work.</text:span></text:p>
      <text:p text:style-name="P4"/>
      <text:p text:style-name="P8"><text:span text:style-name="T3"><text:s text:c="2"/>A "Standard Interface" means an interface that either is an official standard defined by a recognized standards body, or, in the case of interfaces specified for a particular programming language, one that is </text:span><text:soft-page-break/><text:span text:style-name="T3">widely used among developers working in that language.</text:span></text:p>
      <text:p text:style-name="P4"/>
      <text:p text:style-name="P8"><text:span text:style-name="T3"><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span></text:p>
      <text:p text:style-name="P4"/>
      <text:p text:style-name="P8"><text:span text:style-name="T3"><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span></text:p>
      <text:p text:style-name="P8"><text:span text:style-name="T3">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span></text:p>
      <text:p text:style-name="P8"><text:span text:style-name="T3">such as by intimate data communication or control flow between those subprograms and other parts of the work.</text:span></text:p>
      <text:p text:style-name="P4"/>
      <text:p text:style-name="P8"><text:span text:style-name="T3"><text:s text:c="2"/>The Corresponding Source need not include anything that users can regenerate automatically from other parts of the Corresponding Source.</text:span></text:p>
      <text:p text:style-name="P4"/>
      <text:p text:style-name="P8"><text:span text:style-name="T3"><text:s text:c="2"/>The Corresponding Source for a work in source code form is that same work.</text:span></text:p>
      <text:p text:style-name="P4"/>
      <text:p text:style-name="P8"><text:span text:style-name="T6">2. Basic Permissions.</text:span></text:p>
      <text:p text:style-name="P4"/>
      <text:p text:style-name="P8"><text:span text:style-name="T3"><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span></text:p>
      <text:p text:style-name="P8"><text:span text:style-name="T3">rights of fair use or other equivalent, as provided by copyright law.</text:span></text:p>
      <text:p text:style-name="P4"><text:soft-page-break/></text:p>
      <text:p text:style-name="P8"><text:span text:style-name="T3"><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span></text:p>
      <text:p text:style-name="P8"><text:span text:style-name="T3">for you must do so exclusively on your behalf, under your direction and control, on terms that prohibit them from making any copies of your copyrighted material outside their relationship with you.</text:span></text:p>
      <text:p text:style-name="P2"/>
      <text:p text:style-name="P8"><text:span text:style-name="T3"><text:s text:c="2"/>Conveying under any other circumstances is permitted solely under the conditions stated below. <text:s/>Sublicensing is not allowed; section 10 makes it unnecessary.</text:span></text:p>
      <text:p text:style-name="P4"/>
      <text:p text:style-name="Standard"><text:span text:style-name="T6">3. Protecting Users' Legal Rights From Anti-Circumvention Law.</text:span></text:p>
      <text:p text:style-name="P4"/>
      <text:p text:style-name="P8"><text:span text:style-name="T3"><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span></text:p>
      <text:p text:style-name="P4"/>
      <text:p text:style-name="P8"><text:span text:style-name="T3"><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span></text:p>
      <text:p text:style-name="P2"/>
      <text:p text:style-name="Standard"><text:span text:style-name="T6">4. Conveying Verbatim Copies.</text:span></text:p>
      <text:p text:style-name="P2"/>
      <text:p text:style-name="P8"><text:span text:style-name="T3"><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span></text:p>
      <text:p text:style-name="P8"><text:span text:style-name="T3">keep intact all notices of the absence of any warranty; and give all recipients a copy of this License along with the Program.</text:span></text:p>
      <text:p text:style-name="P4"/>
      <text:p text:style-name="P8"><text:soft-page-break/><text:span text:style-name="T3"><text:s text:c="2"/>You may charge any price or no price for each copy that you convey, and you may offer support or warranty protection for a fee.</text:span></text:p>
      <text:p text:style-name="P2"/>
      <text:p text:style-name="Standard"><text:span text:style-name="T6">5. Conveying Modified Source Versions.</text:span></text:p>
      <text:p text:style-name="P2"/>
      <text:p text:style-name="Standard"><text:span text:style-name="T3"><text:s text:c="2"/>You may convey a work based on the Program, or the modifications to produce it from the Program, in the form of source code under the terms of section 4, provided that you also meet all of these conditions:</text:span></text:p>
      <text:p text:style-name="P2"/>
      <text:p text:style-name="P8"><text:span text:style-name="T3"><text:s text:c="4"/>a) The work must carry prominent notices stating that you modified</text:span></text:p>
      <text:p text:style-name="P8"><text:span text:style-name="T3"><text:s text:c="4"/>it, and giving a relevant date.</text:span></text:p>
      <text:p text:style-name="P4"/>
      <text:p text:style-name="P8"><text:span text:style-name="T3"><text:s text:c="4"/>b) The work must carry prominent notices stating that it is released under this License and any conditions added under section </text:span></text:p>
      <text:p text:style-name="P8"><text:span text:style-name="T3"><text:s text:c="3"/>7. <text:s/>This requirement modifies the requirement in section 4 to "keep intact all notices".</text:span></text:p>
      <text:p text:style-name="P4"/>
      <text:p text:style-name="P8"><text:span text:style-name="T3"><text:s text:c="4"/>c) You must license the entire work, as a whole, under this License to anyone who comes into possession of a copy. <text:s/>This License will therefore apply, along with any applicable section 7 <text:s/>additional terms, to the whole of the work, and all its parts, <text:s text:c="4"/>regardless of how they are packaged. <text:s/>This License gives no <text:s/>permission to license the work in any other way, but it does not <text:s/>invalidate such permission if you have separately received it.</text:span></text:p>
      <text:p text:style-name="P2"/>
      <text:p text:style-name="P8"><text:span text:style-name="T3"><text:s text:c="4"/>d) If the work has interactive user interfaces, each must display Appropriate Legal Notices; however, if the Program has interactive <text:s/>interfaces that do not display <text:s/>Appropriate Legal Notices, your work need not make them do so.</text:span></text:p>
      <text:p text:style-name="P2"/>
      <text:p text:style-name="P8"><text:span text:style-name="T3"><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text:span></text:p>
      <text:p text:style-name="P8"><text:span text:style-name="T3">used to limit the access or legal rights of the compilation's users beyond what the individual works permit. <text:s/>Inclusion of a covered work in an aggregate does not cause this License to apply to the other parts of the aggregate.</text:span></text:p>
      <text:p text:style-name="P7"/>
      <text:p text:style-name="Standard"><text:span text:style-name="T6">6. Conveying Non-Source Forms.</text:span></text:p>
      <text:p text:style-name="P2"/>
      <text:p text:style-name="Standard"><text:soft-page-break/><text:span text:style-name="T3"><text:s text:c="2"/>You may convey a covered work in object code form under the terms of sections 4 and 5, provided that you also convey the machine-readable Corresponding Source under the terms of this License, in one of these ways:</text:span></text:p>
      <text:p text:style-name="P2"/>
      <text:p text:style-name="P8"><text:span text:style-name="T3"><text:s text:c="4"/>a) Convey the object code in, or embodied in, a physical product <text:s/>(including a physical distribution medium), accompanied by the Corresponding Source fixed on a durable physical medium customarily used for software interchange.</text:span></text:p>
      <text:p text:style-name="P4"/>
      <text:p text:style-name="P8"><text:span text:style-name="T3"><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text:s/>conveying of source, or (2) access to copy the Corresponding Source from a network server at no charge.</text:span></text:p>
      <text:p text:style-name="P2"/>
      <text:p text:style-name="P8"><text:span text:style-name="T3"><text:s text:c="4"/>c) Convey individual copies of the object code with a copy of the written offer to provide the Corresponding Source. <text:s/>This <text:s/>alternative is allowed only occasionally and noncommercially, and <text:s/>only if you received the object code with such an offer, in accord with subsection 6b.</text:span></text:p>
      <text:p text:style-name="P4"/>
      <text:p text:style-name="P8"><text:span text:style-name="T3"><text:s text:c="4"/>d) Convey the object code by offering access from a designated place (gratis or for a charge), and offer equivalent access to the Corresponding Source in the same way through the same place at no further charge. <text:s/>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span></text:p>
      <text:p text:style-name="P4"/>
      <text:p text:style-name="P8"><text:span text:style-name="T3"><text:s text:c="4"/>e) Convey the object code using peer-to-peer transmission, provided <text:s/>you inform other peers where the object code and Corresponding Source of the work are being offered to the general </text:span><text:soft-page-break/><text:span text:style-name="T3">public at no charge under subsection 6d.</text:span></text:p>
      <text:p text:style-name="P2"/>
      <text:p text:style-name="P8"><text:span text:style-name="T3"><text:s text:c="2"/>A separable portion of the object code, whose source code is excluded from the Corresponding Source as a System Library, need not be included in conveying the object code work.</text:span></text:p>
      <text:p text:style-name="P4"/>
      <text:p text:style-name="P8"><text:span text:style-name="T3"><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span></text:p>
      <text:p text:style-name="P2"/>
      <text:p text:style-name="P8"><text:span text:style-name="T3"><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span></text:p>
      <text:p text:style-name="P2"/>
      <text:p text:style-name="P8"><text:span text:style-name="T3"><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span></text:p>
      <text:p text:style-name="P8"><text:span text:style-name="T3">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span></text:p>
      <text:p text:style-name="P2"/>
      <text:p text:style-name="P8"><text:span text:style-name="T3"><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text:span><text:soft-page-break/><text:span text:style-name="T3">materially and adversely affects the operation of the network or violates the rules and protocols for communication across the network.</text:span></text:p>
      <text:p text:style-name="P2"/>
      <text:p text:style-name="P8"><text:span text:style-name="T3"><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span></text:p>
      <text:p text:style-name="P4"/>
      <text:p text:style-name="Standard"><text:span text:style-name="T6">7. Additional Terms.</text:span></text:p>
      <text:p text:style-name="P2"/>
      <text:p text:style-name="P8"><text:span text:style-name="T3"><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span></text:p>
      <text:p text:style-name="P8"><text:span text:style-name="T3">under those permissions, but the entire Program remains governed by this License without regard to the additional permissions.</text:span></text:p>
      <text:p text:style-name="P4"/>
      <text:p text:style-name="P8"><text:span text:style-name="T3"><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span></text:p>
      <text:p text:style-name="P4"/>
      <text:p text:style-name="P8"><text:span text:style-name="T3"><text:s text:c="2"/>Notwithstanding any other provision of this License, for material you add to a covered work, you may (if authorized by the copyright holders of that material) supplement the terms of this License with terms:</text:span></text:p>
      <text:p text:style-name="P4"/>
      <text:p text:style-name="P8"><text:span text:style-name="T3"><text:s text:c="4"/>a) Disclaiming warranty or limiting liability differently from the <text:s/>terms of sections 15 and 16 of this License; or</text:span></text:p>
      <text:p text:style-name="P4"/>
      <text:p text:style-name="P8"><text:span text:style-name="T3"><text:s text:c="4"/>b) Requiring preservation of specified reasonable legal notices or <text:s/>author attributions in that material or in the Appropriate Legal Notices displayed by works containing it; or</text:span></text:p>
      <text:p text:style-name="P4"/>
      <text:p text:style-name="P8"><text:span text:style-name="T3"><text:s text:c="4"/>c) Prohibiting misrepresentation of the origin of that material, or requiring that modified versions of such material be marked in reasonable ways as different from the original version; or</text:span></text:p>
      <text:p text:style-name="P2"/>
      <text:p text:style-name="P8"><text:span text:style-name="T3"><text:s text:c="4"/>d) Limiting the use for publicity purposes of names of licensors or </text:span><text:soft-page-break/><text:span text:style-name="T3">authors of the material; or</text:span></text:p>
      <text:p text:style-name="P4"/>
      <text:p text:style-name="P8"><text:span text:style-name="T3"><text:s text:c="4"/>e) Declining to grant rights under trademark law for use of some trade names, trademarks, or service marks; or</text:span></text:p>
      <text:p text:style-name="P2"/>
      <text:p text:style-name="P8"><text:span text:style-name="T3"><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span></text:p>
      <text:p text:style-name="P2"/>
      <text:p text:style-name="P8"><text:span text:style-name="T3"><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span></text:p>
      <text:p text:style-name="P8"><text:span text:style-name="T3">a further restriction but permits relicensing or conveying under this License, you may add to a covered work material governed by the terms of that license document, provided that the further restriction does not survive such relicensing or conveying.</text:span></text:p>
      <text:p text:style-name="P4"/>
      <text:p text:style-name="P8"><text:span text:style-name="T3"><text:s text:c="2"/>If you add terms to a covered work in accord with this section, you must place, in the relevant source files, a statement of the additional terms that apply to those files, or a notice indicating where to find the applicable terms.</text:span></text:p>
      <text:p text:style-name="P4"/>
      <text:p text:style-name="P8"><text:span text:style-name="T3"><text:s text:c="2"/>Additional terms, permissive or non-permissive, may be stated in the form of a separately written license, or stated as exceptions; the above requirements apply either way.</text:span></text:p>
      <text:p text:style-name="P2"/>
      <text:p text:style-name="Standard"><text:span text:style-name="T6">8. Termination.</text:span></text:p>
      <text:p text:style-name="P2"/>
      <text:p text:style-name="P8"><text:span text:style-name="T3"><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span></text:p>
      <text:p text:style-name="P2"/>
      <text:p text:style-name="P8"><text:span text:style-name="T3"><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span></text:p>
      <text:p text:style-name="P8"><text:soft-page-break/><text:span text:style-name="T3">prior to 60 days after the cessation.</text:span></text:p>
      <text:p text:style-name="P2"/>
      <text:p text:style-name="P8"><text:span text:style-name="T3"><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
      <text:p text:style-name="P8"><text:span text:style-name="T3"><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span></text:p>
      <text:p text:style-name="P2"/>
      <text:p text:style-name="Standard"><text:span text:style-name="T6">9. Acceptance Not Required for Having Copies.</text:span></text:p>
      <text:p text:style-name="P2"/>
      <text:p text:style-name="P8"><text:span text:style-name="T3"><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span></text:p>
      <text:p text:style-name="P8"><text:span text:style-name="T3">not accept this License. <text:s/>Therefore, by modifying or propagating a covered work, you indicate your acceptance of this License to do so.</text:span></text:p>
      <text:p text:style-name="P4"/>
      <text:p text:style-name="Standard"><text:span text:style-name="T6">10. Automatic Licensing of Downstream Recipients.</text:span></text:p>
      <text:p text:style-name="P2"/>
      <text:p text:style-name="P8"><text:span text:style-name="T3"><text:s text:c="2"/>Each time you convey a covered work, the recipient automatically receives a license from the original licensors, to run, modify and propagate that work, subject to this License. <text:s/>You are not responsible for enforcing compliance by third parties with this License.</text:span></text:p>
      <text:p text:style-name="P2"/>
      <text:p text:style-name="P8"><text:span text:style-name="T3"><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span></text:p>
      <text:p text:style-name="P8"><text:span text:style-name="T3">licenses to the work the party's predecessor in interest had or could </text:span><text:soft-page-break/><text:span text:style-name="T3">give under the previous paragraph, plus a right to possession of the Corresponding Source of the work from the predecessor in interest, if the predecessor has it or can get it with reasonable efforts.</text:span></text:p>
      <text:p text:style-name="P2"/>
      <text:p text:style-name="P8"><text:span text:style-name="T3"><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span></text:p>
      <text:p text:style-name="P8"><text:span text:style-name="T3">any patent claim is infringed by making, using, selling, offering for sale, or importing the Program or any portion of it.</text:span></text:p>
      <text:p text:style-name="P2"/>
      <text:p text:style-name="Standard"><text:span text:style-name="T6">11. Patents.</text:span></text:p>
      <text:p text:style-name="P2"/>
      <text:p text:style-name="P8"><text:span text:style-name="T3"><text:s text:c="2"/>A "contributor" is a copyright holder who authorizes use under this License of the Program or a work on which the Program is based. <text:s/>The work thus licensed is called the contributor's "contributor version".</text:span></text:p>
      <text:p text:style-name="P4"/>
      <text:p text:style-name="P8"><text:span text:style-name="T3"><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span></text:p>
      <text:p text:style-name="P8"><text:span text:style-name="T3">consequence of further modification of the contributor version. <text:s/>For purposes of this definition, "control" includes the right to grant patent sublicenses in a manner consistent with the requirements of this License.</text:span></text:p>
      <text:p text:style-name="P2"/>
      <text:p text:style-name="P8"><text:span text:style-name="T3"><text:s text:c="2"/>Each contributor grants you a non-exclusive, worldwide, royalty-free patent license under the contributor's essential patent claims, to make, use, sell, offer for sale, import and otherwise run, modify and propagate the contents of its contributor version.</text:span></text:p>
      <text:p text:style-name="P2"/>
      <text:p text:style-name="P8"><text:span text:style-name="T3"><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span></text:p>
      <text:p text:style-name="P4"/>
      <text:p text:style-name="P8"><text:span text:style-name="T3"><text:s text:c="2"/>If you convey a covered work, knowingly relying on a patent license, and the Corresponding Source of the work is not available for anyone to copy, free of charge and under the terms of this License, through a </text:span><text:soft-page-break/><text:span text:style-name="T3">publicly available network server or other readily accessible means, then you must either (1) cause the Corresponding Source to be so available, or (2) arrange to deprive yourself of the benefit of the</text:span></text:p>
      <text:p text:style-name="P8"><text:span text:style-name="T3">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span></text:p>
      <text:p text:style-name="P8"><text:span text:style-name="T3">country that you have reason to believe are valid.</text:span></text:p>
      <text:p text:style-name="P2"/>
      <text:p text:style-name="P8"><text:span text:style-name="T3"><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span></text:p>
      <text:p text:style-name="P8"><text:span text:style-name="T3">work and works based on it.</text:span></text:p>
      <text:p text:style-name="P2"/>
      <text:p text:style-name="P8"><text:span text:style-name="T3"><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span></text:p>
      <text:p text:style-name="P8"><text:span text:style-name="T3">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span></text:p>
      <text:p text:style-name="P8"><text:span text:style-name="T3">conveyed by you (or copies made from those copies), or (b) primarily for and in connection with specific products or compilations that contain the covered work, unless you entered into that arrangement, or that patent license was granted, prior to 28 March 2007.</text:span></text:p>
      <text:p text:style-name="P2"/>
      <text:p text:style-name="P8"><text:span text:style-name="T3"><text:s text:c="2"/>Nothing in this License shall be construed as excluding or limiting any implied license or other defenses to infringement that may otherwise be available to you under applicable patent law.</text:span></text:p>
      <text:p text:style-name="P2"/>
      <text:p text:style-name="Standard"><text:span text:style-name="T6">12. No Surrender of Others' Freedom.</text:span></text:p>
      <text:p text:style-name="P2"/>
      <text:p text:style-name="P8"><text:span text:style-name="T3"><text:s text:c="2"/>If conditions are imposed on you (whether by court order, agreement </text:span><text:soft-page-break/><text:span text:style-name="T3">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span></text:p>
      <text:p text:style-name="P4"/>
      <text:p text:style-name="Standard"><text:span text:style-name="T6">13. Use with the GNU Affero General Public License.</text:span></text:p>
      <text:p text:style-name="P2"/>
      <text:p text:style-name="P8"><text:span text:style-name="T3"><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span></text:p>
      <text:p text:style-name="P8"><text:span text:style-name="T3">combination as such.</text:span></text:p>
      <text:p text:style-name="P2"/>
      <text:p text:style-name="Standard"><text:span text:style-name="T6">14. Revised Versions of this License.</text:span></text:p>
      <text:p text:style-name="P2"/>
      <text:p text:style-name="P8"><text:span text:style-name="T3"><text:s text:c="2"/>The Free Software Foundation may publish revised and/or new versions of the GNU General Public License from time to time. <text:s/>Such new versions will be similar in spirit to the present version, but may differ in detail to address new problems or concerns.</text:span></text:p>
      <text:p text:style-name="P2"/>
      <text:p text:style-name="P8"><text:span text:style-name="T3"><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span></text:p>
      <text:p text:style-name="P2"/>
      <text:p text:style-name="P8"><text:span text:style-name="T3"><text:s text:c="2"/>If the Program specifies that a proxy can decide which future versions of the GNU General Public License can be used, that proxy's public statement of acceptance of a version permanently authorizes you to choose that version for the Program.</text:span></text:p>
      <text:p text:style-name="P2"><text:soft-page-break/></text:p>
      <text:p text:style-name="P8"><text:span text:style-name="T3"><text:s text:c="2"/>Later license versions may give you additional or different permissions. <text:s/>However, no additional obligations are imposed on any author or copyright holder as a result of your choosing to follow a later version.</text:span></text:p>
      <text:p text:style-name="P2"/>
      <text:p text:style-name="Standard"><text:span text:style-name="T6">15. Disclaimer of Warranty.</text:span></text:p>
      <text:p text:style-name="P2"/>
      <text:p text:style-name="P8"><text:span text:style-name="T3"><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span></text:p>
      <text:p text:style-name="P4"/>
      <text:p text:style-name="Standard"><text:span text:style-name="T6">16. Limitation of Liability.</text:span></text:p>
      <text:p text:style-name="P2"/>
      <text:p text:style-name="P8"><text:span text:style-name="T3"><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span></text:p>
      <text:p text:style-name="P2"/>
      <text:p text:style-name="Standard"><text:span text:style-name="T6">17. Interpretation of Sections 15 and 16.</text:span></text:p>
      <text:p text:style-name="P2"/>
      <text:p text:style-name="P8"><text:span text:style-name="T3"><text:s text:c="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ext:p text:style-name="P2"/>
      <text:p text:style-name="P1"><text:soft-page-break/><text:span text:style-name="T4">END OF TERMS AND CONDITIONS</text:span></text:p>
      <text:p text:style-name="P5"/>
      <text:p text:style-name="Standard"><text:span text:style-name="T7">How to Apply These Terms to Your New Programs</text:span></text:p>
      <text:p text:style-name="P5"/>
      <text:p text:style-name="P8"><text:span text:style-name="T5"><text:s text:c="2"/>If you develop a new program, and you want it to be of the greatest possible use to the public, the best way to achieve this is to make it free software which everyone can redistribute and change under these terms.</text:span></text:p>
      <text:p text:style-name="P6"/>
      <text:p text:style-name="P8"><text:span text:style-name="T5"><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span></text:p>
      <text:p text:style-name="P9"/>
      <text:p text:style-name="P8"><text:span text:style-name="T9"><text:s text:c="4"/></text:span><text:span text:style-name="T10">&lt;</text:span><text:span text:style-name="T11">one line to give the program's name and a brief idea of what it does.&gt;</text:span></text:p>
      <text:p text:style-name="P8"><text:span text:style-name="T11"><text:s text:c="4"/>Copyright (C) &lt;year&gt; <text:s/>&lt;name of author&gt;</text:span></text:p>
      <text:p text:style-name="P11"/>
      <text:p text:style-name="P8"><text:span text:style-name="T11"><text:s text:c="4"/>This program is free software: you can redistribute it and/or modify it under the terms of the GNU General Public License as published by the Free Software Foundation, either version 3 of the License, or (at your option) any later version.</text:span></text:p>
      <text:p text:style-name="P11"/>
      <text:p text:style-name="P8"><text:span text:style-name="T11"><text:s text:c="4"/>This program is distributed in the hope that it will be useful, but WITHOUT ANY WARRANTY; without even the implied warranty of MERCHANTABILITY or FITNESS FOR A PARTICULAR PURPOSE. <text:s/>See the GNU General Public License for more details.</text:span></text:p>
      <text:p text:style-name="P10"/>
      <text:p text:style-name="P8"><text:span text:style-name="T11"><text:s text:c="4"/>You should have received a copy of the GNU General Public License along with this program. <text:s/>If not, see &lt;</text:span><text:a xlink:type="simple" xlink:href="http://www.gnu.org/licenses/">http://www.gnu.org/licenses/</text:a><text:span text:style-name="T11">&gt;.</text:span></text:p>
      <text:p text:style-name="P6"/>
      <text:p text:style-name="P8"><text:span text:style-name="T5">Also add information on how to contact you by electronic and paper mail.</text:span></text:p>
      <text:p text:style-name="P5"/>
      <text:p text:style-name="P8"><text:span text:style-name="T5"><text:s text:c="2"/>If the program does terminal interaction, make it output a short notice like this when it starts in an interactive mode:</text:span></text:p>
      <text:p text:style-name="P11"/>
      <text:p text:style-name="Standard"><text:span text:style-name="T11"><text:s text:c="4"/>&lt;program&gt; <text:s/>Copyright (C) &lt;year&gt; <text:s/>&lt;name of author&gt;</text:span></text:p>
      <text:p text:style-name="P8"><text:span text:style-name="T11"><text:s text:c="4"/>This program comes with ABSOLUTELY NO WARRANTY; for details type `show w'.</text:span></text:p>
      <text:p text:style-name="P8"><text:span text:style-name="T11"><text:s text:c="4"/>This is free software, and you are welcome to redistribute it <text:s/>under certain conditions; type `show c' for details.</text:span></text:p>
      <text:p text:style-name="P6"/>
      <text:p text:style-name="P8"><text:span text:style-name="T5">The hypothetical commands `show w' and `show c' should show the appropriate parts of the General Public License. <text:s/>Of course, your program's commands might be <text:s/>different; for a GUI interface, you </text:span><text:soft-page-break/><text:span text:style-name="T5">would use an "about box".</text:span></text:p>
      <text:p text:style-name="P6"/>
      <text:p text:style-name="P8"><text:span text:style-name="T5"><text:s text:c="2"/>You should also get your employer (if you work as a programmer) or school, if any, to sign a "copyright disclaimer" for the program, if necessary.</text:span></text:p>
      <text:p text:style-name="P8"><text:span text:style-name="T5">For more information on this, and how to apply and follow the GNU GPL, see &lt;</text:span><text:a xlink:type="simple" xlink:href="http://www.gnu.org/licenses/">http://www.gnu.org/licenses/</text:a><text:span text:style-name="T5">&gt;.</text:span></text:p>
      <text:p text:style-name="P5"/>
      <text:p text:style-name="P8"><text:span text:style-name="T5"><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text:span><text:a xlink:type="simple" xlink:href="http://www.gnu.org/philosophy/why-not-lgpl.html">http://www.gnu.org/philosophy/why-not-lgpl.html</text:a><text:span text:style-name="T5">&g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Verdana1" svg:font-family="Verdana"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152" meta:word-count="5645" meta:character-count="34463" meta:non-whitespace-character-count="28638"/>
    <meta:generator>LibreOffice/3.6$Windows_x86 LibreOffice_project/e29a214-2bbed72-0621de6-a97528c-8f066d</meta:generator>
  </office:meta>
</office:document-meta>
</file>